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C900000082E63AD3C5.png"/>
  <manifest:file-entry manifest:media-type="image/png" manifest:full-path="Pictures/10000201000001D7000001489AD539E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/>
    </style:style>
    <style:style style:name="pr1" style:family="presentation" style:parent-style-name="Title1-notes">
      <style:graphic-properties draw:stroke="none" draw:fill="none" draw:fill-color="#ffffff" fo:min-height="12.411cm"/>
    </style:style>
    <style:style style:name="pr2" style:family="presentation" style:parent-style-name="Default-notes">
      <style:graphic-properties draw:stroke="none" draw:fill="none" draw:fill-color="#ffffff" fo:min-height="12.411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0.842cm" fo:text-align="end" fo:text-indent="0cm" style:punctuation-wrap="hanging" style:line-break="strict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T1" style:family="text">
      <style:text-properties fo:color="#004494" fo:font-size="28pt" fo:language="en" fo:country="US" fo:font-weight="bold" style:font-size-asian="28pt" style:font-weight-asian="bold" style:font-size-complex="28pt" style:font-weight-complex="bold"/>
    </style:style>
    <style:style style:name="T2" style:family="text">
      <style:text-properties fo:color="#004494" fo:font-size="18pt" fo:language="en" fo:country="US" style:font-size-asian="18pt" style:font-size-complex="18pt"/>
    </style:style>
    <style:style style:name="T3" style:family="text">
      <style:text-properties fo:color="#004494" fo:font-size="10pt" fo:language="en" fo:country="US" style:font-size-asian="10pt" style:font-size-complex="10pt"/>
    </style:style>
    <text:list-style style:name="L1">
      <text:list-level-style-number text:level="1" style:num-format="">
        <style:list-level-properties/>
        <style:text-properties fo:color="#004494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Title1" presentation:use-date-time-name="dtd1">
        <office:forms form:automatic-focus="false" form:apply-design-mode="false"/>
        <draw:custom-shape draw:style-name="gr1" draw:text-style-name="P2" draw:layer="layout" svg:width="12.228cm" svg:height="1.195cm" svg:x="6.05cm" svg:y="4.48cm">
          <text:list text:style-name="L1">
            <text:list-header>
              <text:p text:style-name="P1"><text:span text:style-name="T1">Joint Research Cent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7.198cm" svg:height="0.846cm" svg:x="3.228cm" svg:y="6.712cm">
          <text:list text:style-name="L1">
            <text:list-header>
              <text:p text:style-name="P3"><text:span text:style-name="T2">The European Commission’s in-house science servi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789cm" svg:height="10.341cm" svg:x="2.549cm" svg:y="2.068cm" draw:page-number="1" presentation:class="page"/>
          <draw:frame presentation:style-name="pr1" draw:layer="layout" svg:width="15.108cm" svg:height="12.411cm" svg:x="1.887cm" svg:y="13.096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2" draw:text-style-name="P2" draw:layer="layout" svg:width="21.864cm" svg:height="1.195cm" svg:x="1.768cm" svg:y="4.48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1.864cm" svg:height="4.246cm" svg:x="1.768cm" svg:y="6.712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5.927cm" svg:height="0.424cm" svg:x="1.768cm" svg:y="17.851cm">
          <text:list text:style-name="L1">
            <text:list-header>
              <text:p text:style-name="P1"><text:span text:style-name="T3">June 4, 20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5.927cm" svg:height="0.424cm" svg:x="17.705cm" svg:y="17.851cm">
          <text:list text:style-name="L1">
            <text:list-header>
              <text:p text:style-name="P4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789cm" svg:height="10.341cm" svg:x="2.549cm" svg:y="2.068cm" draw:page-number="2" presentation:class="page"/>
          <draw:frame presentation:style-name="pr2" draw:layer="layout" svg:width="15.108cm" svg:height="12.411cm" svg:x="1.887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d624" style:text-outline="false" style:text-line-through-style="none" style:text-position="0% 100%" fo:font-family="Verdana" style:font-family-generic="swiss" style:font-pitch="variable" fo:font-size="76pt" fo:font-style="normal" fo:text-shadow="none" style:text-underline-style="none" fo:font-weight="bold" style:font-family-asian="'MS PGothic'" style:font-family-generic-asian="swiss" style:font-pitch-asian="variable" style:font-size-asian="76pt" style:font-style-asian="normal" style:font-weight-asian="bold" style:font-family-complex="'MS PGothic'" style:font-family-generic-complex="swiss" style:font-pitch-complex="variable" style:font-size-complex="76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d624" style:text-line-through-style="none" style:text-position="0% 100%" fo:font-family="Verdana" style:font-family-generic="swiss" style:font-pitch="variable" fo:font-size="76pt" fo:font-style="normal" fo:text-shadow="none" style:text-underline-style="none" fo:font-weight="bold" style:font-family-asian="'MS PGothic'" style:font-family-generic-asian="swiss" style:font-pitch-asian="variable" style:font-size-asian="76pt" style:font-style-asian="normal" style:font-weight-asian="bold" style:font-family-complex="'MS PGothic'" style:font-family-generic-complex="swiss" style:font-pitch-complex="variable" style:font-size-complex="76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0.842cm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4494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MS PGothic'" style:font-family-generic-asian="swiss" style:font-pitch-asian="variable" style:font-size-asian="18pt" style:font-style-asian="normal" style:font-weight-asian="normal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cm" fo:line-height="0.842cm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4494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MS PGothic'" style:font-family-generic-asian="swiss" style:font-pitch-asian="variable" style:font-size-asian="18pt" style:font-style-asian="normal" style:font-weight-asian="normal" style:font-family-complex="'MS PGothic'" style:font-family-generic-complex="swiss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0.842cm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4494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0.842cm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4494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0.842cm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4494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0.842cm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4494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0.842cm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4494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0.842cm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4494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0.842cm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4494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0.842cm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4494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MS PGothic'" style:font-family-generic-asian="swiss" style:font-pitch-asian="variable" style:font-size-asian="18pt" style:font-style-asian="normal" style:font-weight-asian="normal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4494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0.842cm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4494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letter-kerning="true" style:font-family-asian="'MS PGothic'" style:font-family-generic-asian="swiss" style:font-pitch-asian="variable" style:font-size-asian="18pt" style:font-style-asian="normal" style:font-weight-asian="normal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cm" fo:line-height="0.842cm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4494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MS PGothic'" style:font-family-generic-asian="swiss" style:font-pitch-asian="variable" style:font-size-asian="18pt" style:font-style-asian="normal" style:font-weight-asian="normal" style:font-family-complex="'MS PGothic'" style:font-family-generic-complex="swiss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cm" fo:line-height="0.842cm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4494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cm" fo:line-height="0.842cm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4494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cm" fo:line-height="0.842cm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4494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cm" fo:line-height="0.842cm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4494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cm" fo:line-height="0.842cm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4494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cm" fo:line-height="0.842cm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4494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cm" fo:line-height="0.842cm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4494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MS PGothic'" style:font-family-generic-asian="swiss" style:font-pitch-asian="variable" style:font-size-asian="16pt" style:font-style-asian="normal" style:font-weight-asian="normal" style:font-family-complex="'MS PGothic'" style:font-family-generic-complex="swiss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0.842cm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4494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letter-kerning="true" style:font-family-asian="'MS PGothic'" style:font-family-generic-asian="swiss" style:font-pitch-asian="variable" style:font-size-asian="18pt" style:font-style-asian="normal" style:font-weight-asian="normal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4494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letter-kerning="true" style:font-family-asian="'MS PGothic'" style:font-family-generic-asian="swiss" style:font-pitch-asian="variable" style:font-size-asian="28pt" style:font-style-asian="normal" style:font-weight-asian="bold" style:font-family-complex="'MS PGothic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solid" svg:stroke-width="0.026cm" svg:stroke-color="#37acde" draw:stroke-linejoin="miter" draw:fill="solid" draw:fill-color="#37acde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78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3.219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2.87cm" fo:min-width="0cm" fo:wrap-option="wrap"/>
    </style:style>
    <style:style style:name="Mpr3" style:family="presentation" style:parent-style-name="Title1-backgroundobjects" style:list-style-name="ML4">
      <style:graphic-properties draw:stroke="none" draw:fill="none" draw:fill-color="#ffffff" draw:auto-grow-height="false" draw:auto-grow-width="false" fo:min-height="0.425cm" fo:min-width="0cm" fo:wrap-option="wrap"/>
    </style:style>
    <style:style style:name="Mpr4" style:family="presentation" style:parent-style-name="Title1-backgroundobjects" style:list-style-name="ML4">
      <style:graphic-properties draw:stroke="none" draw:fill="none" draw:fill-color="#ffffff" draw:auto-grow-height="false" draw:auto-grow-width="false" fo:min-height="0.425cm" fo:min-width="0cm" fo:wrap-option="wrap"/>
    </style:style>
    <style:style style:name="Mpr5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7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/>
    </style:style>
    <style:style style:name="MP9" style:family="paragraph">
      <style:paragraph-properties fo:margin-left="0cm" fo:margin-right="0cm" fo:line-height="0.842cm" fo:text-indent="0cm" style:punctuation-wrap="hanging" style:line-break="strict"/>
    </style:style>
    <style:style style:name="MP10" style:family="paragraph">
      <style:paragraph-properties fo:margin-left="0cm" fo:margin-right="0cm" fo:line-height="100%" fo:text-indent="0cm" style:punctuation-wrap="hanging" style:line-break="strict"/>
    </style:style>
    <style:style style:name="MP11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color="#000000" fo:font-family="Arial" style:font-pitch="variable" fo:font-size="12pt" fo:language="en" fo:country="US" style:font-family-asian="'DejaVu Sans'" style:font-pitch-asian="variable" style:font-size-asian="12pt" style:font-family-complex="'DejaVu Sans'" style:font-pitch-complex="variable" style:font-size-complex="12pt"/>
    </style:style>
    <style:style style:name="MT3" style:family="text">
      <style:text-properties fo:color="#004494" fo:font-size="18pt" fo:language="en" fo:country="US" fo:font-weight="bold" style:font-family-asian="'MS PGothic'" style:font-family-generic-asian="swiss" style:font-pitch-asian="variable" style:font-size-asian="18pt" style:font-weight-asian="bold" style:font-family-complex="'MS PGothic'" style:font-family-generic-complex="swiss" style:font-pitch-complex="variable" style:font-size-complex="18pt" style:font-weight-complex="bold"/>
    </style:style>
    <style:style style:name="MT4" style:family="text">
      <style:text-properties fo:color="#004494" fo:font-size="18pt" fo:language="en" fo:country="US" fo:font-style="italic" style:font-family-asian="'MS PGothic'" style:font-family-generic-asian="swiss" style:font-pitch-asian="variable" style:font-size-asian="18pt" style:font-style-asian="italic" style:font-family-complex="'MS PGothic'" style:font-family-generic-complex="swiss" style:font-pitch-complex="variable" style:font-size-complex="18pt" style:font-style-complex="italic"/>
    </style:style>
    <style:style style:name="MT5" style:family="text">
      <style:text-properties fo:color="#004494" fo:font-family="'Times New Roman'" style:font-family-generic="roman" style:font-pitch="variable" fo:font-size="10pt" fo:language="en" fo:country="US" style:font-family-asian="'DejaVu Sans'" style:font-pitch-asian="variable" style:font-size-asian="10pt" style:font-family-complex="'DejaVu Sans'" style:font-pitch-complex="variable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4494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4494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1" draw:layer="backgroundobjects" svg:width="8.192cm" svg:height="1.377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192cm" svg:height="1.377cm" svg:x="10.6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192cm" svg:height="1.377cm" svg:x="0cm" svg:y="26.192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192cm" svg:height="1.377cm" svg:x="10.687cm" svg:y="26.192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859cm" svg:height="1.192cm" svg:x="1.767cm" svg:y="4.479cm" presentation:class="title" presentation:placeholder="true">
        <draw:text-box/>
      </draw:frame>
      <draw:frame presentation:style-name="Default-outline1" draw:layer="backgroundobjects" svg:width="21.859cm" svg:height="5.918cm" svg:x="1.767cm" svg:y="6.711cm" presentation:class="outline" presentation:placeholder="true">
        <draw:text-box/>
      </draw:frame>
      <draw:frame presentation:style-name="Mpr1" draw:layer="backgroundobjects" svg:width="5.922cm" svg:height="3.218cm" svg:x="17.705cm" svg:y="17.851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custom-shape draw:style-name="Mgr3" draw:text-style-name="MP3" draw:layer="backgroundobjects" svg:width="25.4cm" svg:height="2.659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1.702cm" svg:height="1.102cm" svg:x="11.849cm" svg:y="17.948cm">
        <draw:image xlink:href="Pictures/10000000000000C900000082E63AD3C5.png" xlink:type="simple" xlink:show="embed" xlink:actuate="onLoad">
          <text:p/>
        </draw:image>
      </draw:frame>
      <draw:frame draw:style-name="Mgr4" draw:text-style-name="MP4" draw:layer="backgroundobjects" svg:width="3.987cm" svg:height="2.778cm" svg:x="11.033cm" svg:y="0.719cm">
        <draw:image xlink:href="Pictures/10000201000001D7000001489AD539EC.png" xlink:type="simple" xlink:show="embed" xlink:actuate="onLoad">
          <text:p/>
        </draw:image>
      </draw:frame>
      <draw:frame presentation:style-name="Mpr2" draw:layer="backgroundobjects" svg:width="5.923cm" svg:height="12.869cm" svg:x="1.767cm" svg:y="17.851cm" presentation:class="date-time">
        <draw:text-box>
          <text:list text:style-name="ML1">
            <text:list-header>
              <text:p><text:span text:style-name="MT1">June 4, 2012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18.88cm" svg:height="27.57cm" svg:x="0cm" svg:y="0cm">
          <text:p/>
        </draw:rect>
        <draw:custom-shape draw:style-name="Mgr6" draw:text-style-name="MP3" draw:layer="backgroundobjects" svg:width="18.878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184cm" svg:height="1.38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3" draw:layer="backgroundobjects" svg:width="8.184cm" svg:height="1.38cm" svg:x="10.694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3.785cm" svg:height="10.338cm" svg:x="2.548cm" svg:y="2.067cm" presentation:class="page"/>
        <draw:frame presentation:style-name="Default-notes" draw:layer="backgroundobjects" svg:width="15.104cm" svg:height="12.405cm" svg:x="1.887cm" svg:y="13.097cm" presentation:class="notes" presentation:placeholder="true">
          <draw:text-box/>
        </draw:frame>
        <draw:custom-shape draw:style-name="Mgr7" draw:text-style-name="MP3" draw:layer="backgroundobjects" svg:width="8.184cm" svg:height="1.38cm" svg:x="0cm" svg:y="26.185cm">
          <text:p/>
          <draw:enhanced-geometry svg:viewBox="0 0 21600 21600" draw:type="mso-spt202" draw:enhanced-path="M 0 0 L 21600 0 21600 21600 0 21600 0 0 Z N"/>
        </draw:custom-shape>
        <draw:frame draw:style-name="Mgr8" draw:text-style-name="MP7" draw:layer="backgroundobjects" svg:width="8.18cm" svg:height="1.377cm" svg:x="10.694cm" svg:y="26.184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4" draw:text-style-name="MP4" draw:layer="backgroundobjects" svg:width="1.702cm" svg:height="1.102cm" svg:x="11.849cm" svg:y="17.948cm">
        <draw:image xlink:href="Pictures/10000000000000C900000082E63AD3C5.png" xlink:type="simple" xlink:show="embed" xlink:actuate="onLoad">
          <text:p/>
        </draw:image>
      </draw:frame>
      <draw:custom-shape draw:style-name="Mgr3" draw:text-style-name="MP3" draw:layer="backgroundobjects" svg:width="25.4cm" svg:height="2.659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3.987cm" svg:height="2.778cm" svg:x="11.033cm" svg:y="0.719cm">
        <draw:image xlink:href="Pictures/10000201000001D7000001489AD539EC.png" xlink:type="simple" xlink:show="embed" xlink:actuate="onLoad">
          <text:p/>
        </draw:image>
      </draw:frame>
      <draw:custom-shape draw:style-name="Mgr9" draw:text-style-name="MP3" draw:layer="backgroundobjects" svg:width="7.911cm" svg:height="0.763cm" svg:x="15.271cm" svg:y="9.247cm">
        <text:list text:style-name="ML3">
          <text:list-header>
            <text:p text:style-name="MP8"><text:span text:style-name="MT3">www.jrc.ec.europa.eu 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9" draw:text-style-name="MP3" draw:layer="backgroundobjects" svg:width="8.78cm" svg:height="2.527cm" svg:x="15.218cm" svg:y="14.054cm">
        <text:list text:style-name="ML3">
          <text:list-header>
            <text:p text:style-name="MP9"><text:span text:style-name="MT4">Serving society</text:span></text:p>
            <text:p text:style-name="MP9"><text:span text:style-name="MT4">Stimulating innovation</text:span></text:p>
            <text:p text:style-name="MP9"><text:span text:style-name="MT4">Supporting legislation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1.859cm" svg:height="1.192cm" svg:x="1.767cm" svg:y="4.479cm" presentation:class="title" presentation:placeholder="true">
        <draw:text-box/>
      </draw:frame>
      <draw:frame presentation:style-name="Title1-outline1" draw:layer="backgroundobjects" svg:width="21.859cm" svg:height="5.918cm" svg:x="1.767cm" svg:y="6.711cm" presentation:class="outline" presentation:placeholder="true">
        <draw:text-box/>
      </draw:frame>
      <draw:frame presentation:style-name="Mpr3" draw:text-style-name="MP7" draw:layer="backgroundobjects" svg:width="5.922cm" svg:height="0.424cm" svg:x="17.705cm" svg:y="17.85cm" presentation:class="page-number">
        <draw:text-box>
          <text:list text:style-name="ML4">
            <text:list-header>
              <text:p text:style-name="MP6"><text:span text:style-name="MT5"><text:page-number>&lt;number&gt;</text:page-number></text:span></text:p>
            </text:list-header>
          </text:list>
        </draw:text-box>
      </draw:frame>
      <draw:frame presentation:style-name="Mpr4" draw:text-style-name="MP11" draw:layer="backgroundobjects" svg:width="5.923cm" svg:height="0.424cm" svg:x="1.767cm" svg:y="17.85cm" presentation:class="date-time">
        <draw:text-box>
          <text:list text:style-name="ML4">
            <text:list-header>
              <text:p text:style-name="MP10"><text:span text:style-name="MT5">June 4, 2012</text:span></text:p>
            </text:list-header>
          </text:list>
        </draw:text-box>
      </draw:frame>
      <presentation:notes style:page-layout-name="PM0">
        <draw:rect draw:style-name="Mgr5" draw:text-style-name="MP5" draw:layer="backgroundobjects" svg:width="18.88cm" svg:height="27.57cm" svg:x="0cm" svg:y="0cm">
          <text:p/>
        </draw:rect>
        <draw:custom-shape draw:style-name="Mgr6" draw:text-style-name="MP3" draw:layer="backgroundobjects" svg:width="18.878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184cm" svg:height="1.38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3" draw:layer="backgroundobjects" svg:width="8.184cm" svg:height="1.38cm" svg:x="10.694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3.785cm" svg:height="10.338cm" svg:x="2.548cm" svg:y="2.067cm" presentation:class="page"/>
        <draw:frame presentation:style-name="Title1-notes" draw:layer="backgroundobjects" svg:width="15.104cm" svg:height="12.405cm" svg:x="1.887cm" svg:y="13.097cm" presentation:class="notes" presentation:placeholder="true">
          <draw:text-box/>
        </draw:frame>
        <draw:custom-shape draw:style-name="Mgr7" draw:text-style-name="MP3" draw:layer="backgroundobjects" svg:width="8.184cm" svg:height="1.38cm" svg:x="0cm" svg:y="26.185cm">
          <text:p/>
          <draw:enhanced-geometry svg:viewBox="0 0 21600 21600" draw:type="mso-spt202" draw:enhanced-path="M 0 0 L 21600 0 21600 21600 0 21600 0 0 Z N"/>
        </draw:custom-shape>
        <draw:frame presentation:style-name="Mpr5" draw:text-style-name="MP7" draw:layer="backgroundobjects" svg:width="8.18cm" svg:height="1.377cm" svg:x="10.694cm" svg:y="26.184cm" presentation:class="page-number">
          <draw:text-box>
            <text:list text:style-name="ML2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Joint Research Centre</dc:title>
    <meta:initial-creator>Grainne Mulhern</meta:initial-creator>
    <meta:creation-date>2012-03-21T17:19:35</meta:creation-date>
    <dc:creator>Grainne Mulhern</dc:creator>
    <dc:date>2012-03-30T12:18:45</dc:date>
    <meta:editing-cycles>1</meta:editing-cycles>
    <meta:editing-duration>PT10S</meta:editing-duration>
    <meta:document-statistic meta:object-count="52"/>
    <meta:generator>LibreOffice/3.5$Linux_X86_64 LibreOffice_project/350m1$Build-2</meta:generator>
  </office:meta>
</office:document-meta>
</file>